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Standard"/>
      <text:p text:style-name="Standard"/>
      <text:p text:style-name="Standard">**</text:p>
      <text:p text:style-name="Standard">Tenemos que tener una funcion que nos cree el archivo de la BD</text:p>
      <text:p text:style-name="Standard"/>
      <text:p text:style-name="Standard">void CreateTableSpace(cantidad_de_bloques)</text:p>
      <text:p text:style-name="Standard">{</text:p>
      <text:p text:style-name="Standard">tome el bloque 0 y lo asigne como SistemBlock, y *setee los demas valores de ese bloque. (el primer libre sera el 1).</text:p>
      <text:p text:style-name="Standard">Tome todos los demas bloques y los setee como BLANK y los enlace todos.</text:p>
      <text:p text:style-name="Standard">}</text:p>
      <text:p text:style-name="Standard"/>
      <text:p text:style-name="Standard">En la clase del <text:s/>SistemBlock tendriamos que tener un set y get para el primerlibre, y a lo mejor para alguna otra info que guardemos ahi, como la info.</text:p>
      <text:p text:style-name="Standard"/>
      <text:p text:style-name="Standard">Para cada tipo de bloque tendriamos que tener una clase?? Pienso que para los Bloques de Metadata y Cont, y para los Bloques de Data y cont, seria bueno, asi validamos la manera en la que se lee internamente cada uno de ellos,. ( no se si se me escapa algun otro tipo, (creo que si) )</text:p>
      <text:p text:style-name="Standard"/>
      <text:p text:style-name="Standard">Pienso que seria bueno tener una funcion static que nos permita movernos por el archivo, algo asi:</text:p>
      <text:p text:style-name="Standard"/>
      <text:p text:style-name="Standard">Block getBlock(Id){} <text:s/>// podria devolvernos el bloque directamente, o podriamos sobrecargarla, se me ocurre para no estar haciendo eso del offset a cada rato para movernos por los bloques, aunque para movernos dentro del bloque por las structs si seria mejor que lo hicieramos a pie en cada parte sin usar un funcion. Bueno, ahi discutimos eso.</text:p>
      <text:p text:style-name="Standard"/>
      <text:p text:style-name="Standard">Siento que gran parte de lo de los bloques de metadata y los de data, ya lo explico el ingeniero, solo seria de pulirlo y de dividirnos el trabajo :) </text:p>
      <text:p text:style-name="Standard">Cuando sera la Primera Reunion? Esto es lo que se me ocurre hasta ahorita,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iren </meta:initial-creator>
    <meta:creation-date>2011-07-24T17:23:22</meta:creation-date>
    <dc:date>2011-07-24T17:38:29</dc:date>
    <dc:creator>Mairen </dc:creator>
    <meta:editing-duration>PT13M31S</meta:editing-duration>
    <meta:editing-cycles>6</meta:editing-cycles>
    <meta:generator>LibreOffice/3.3$Linux LibreOffice_project/330m19$Build-202</meta:generator>
    <meta:document-statistic meta:table-count="0" meta:image-count="0" meta:object-count="0" meta:page-count="1" meta:paragraph-count="13" meta:word-count="259" meta:character-count="1398"/>
  </office:meta>
</office:document-meta>
</file>